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нятие прокси и место прокси в компьютерной сети</text:p>
      <text:p text:style-name="P3"/>
      <text:p text:style-name="P3"><text:tab/><text:span text:style-name="T1">Совокупность инструментальных средств, предназначенную для контроля</text:span></text:p>
      <text:p text:style-name="P1">доступа к сетевым ресурсам принято называть прокси (proxy). Если прокси «не виден» для клиентского ПО, то его называют прозрачным (transparent).</text:p>
      <text:p text:style-name="P1">Задачи, выполняемые прокси:</text:p>
      <text:p text:style-name="P1"><text:tab/>1. Аутентификация (authentication) -- определение круга пользователей,</text:p>
      <text:p text:style-name="P1">имеющих права доступа к сетевым ресурсам.</text:p>
      <text:p text:style-name="P1"><text:tab/>2. Фильтрация (filtering) -- запрет или разрешение прохождения входящих или исходящих пакетов по выбранным критериям.</text:p>
      <text:p text:style-name="P1"><text:tab/>3. Сетевой (межсетевой) экран (firewall, по-немецки brandmauer) -- запрет или разрешение доступа к определенным категориям сетевых ресурсов (как правило централизованным или внешним).</text:p>
      <text:p text:style-name="P1"><text:tab/>4. Безопасность (security) или, точнее, кибербезопасность (cybersecurity) – в данном контексте, обеспечение защиты информации, передаваемой по открытым для прослушивания сетям.</text:p>
      <text:p text:style-name="P1"><text:tab/>5. Ведение журналов (logging, auditing) -- протоколирование различных событий, связанных с доступом к сетевым ресурсам.</text:p>
      <text:p text:style-name="P1"><text:tab/>6. Отслеживание угроз (threat monitoring).</text:p>
      <text:p text:style-name="P1"><text:tab/>7. Акселерация (acceleration) -- ускорение доступа к сетевым ресурсам за счет определенных оптимизаций.</text:p>
      <text:p text:style-name="P1"><text:tab/>8. Формирование трафика (traffic shaping) -- распределение приоритетов при доступе к сетевым ресурсам по определенным критериям.</text:p>
      <text:p text:style-name="P1"><text:tab/>9. Преобразование адресов (address translation).</text:p>
      <text:p text:style-name="P1"><text:tab/>10. Прочие задачи, связанные с преобразованием передаваемой информации и, как правило, не требующие обеспечения конфиденциальнос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40:50.661443234</meta:creation-date>
    <dc:date>2023-05-13T15:44:01.111685340</dc:date>
    <meta:editing-duration>PT3M11S</meta:editing-duration>
    <meta:editing-cycles>1</meta:editing-cycles>
    <meta:document-statistic meta:table-count="0" meta:image-count="0" meta:object-count="0" meta:page-count="1" meta:paragraph-count="15" meta:word-count="175" meta:character-count="1456" meta:non-whitespace-character-count="1284"/>
    <meta:generator>LibreOffice/7.3.7.2$Linux_X86_64 LibreOffice_project/30$Build-2</meta:generator>
  </office:meta>
</office:document-meta>
</file>